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1-03">
            <text:p>03.11.08</text:p>
          </table:table-cell>
          <table:table-cell office:value-type="string">
            <text:p>Research with Honeywell's magnetic product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7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Fiddling Comport with Placelab</text:p>
          </table:table-cell>
          <table:table-cell office:value-type="float" office:value="2">
            <text:p>2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2">
          <table:table-cell office:value-type="date" office:date-value="2008-11-03">
            <text:p>03.11.08</text:p>
          </table:table-cell>
          <table:table-cell office:value-type="string">
            <text:p>Analysis, UC and package diagram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18">
            <text:p>118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03.11.2008</text:date>, <text:time>18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1-03T18:49:31</dc:date>
    <meta:editing-cycles>38</meta:editing-cycles>
    <meta:editing-duration>PT32M20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